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c68" officeooo:paragraph-rsid="0008ec68"/>
    </style:style>
    <style:style style:name="P2" style:family="paragraph" style:parent-style-name="Standard" style:list-style-name="L1">
      <style:text-properties officeooo:paragraph-rsid="0009b09a"/>
    </style:style>
    <style:style style:name="P3" style:family="paragraph" style:parent-style-name="Standard" style:list-style-name="L1">
      <style:text-properties officeooo:rsid="000a72b0" officeooo:paragraph-rsid="000a72b0"/>
    </style:style>
    <style:style style:name="P4" style:family="paragraph" style:parent-style-name="Standard" style:list-style-name="L1">
      <style:text-properties officeooo:rsid="000bc325" officeooo:paragraph-rsid="000bc325"/>
    </style:style>
    <style:style style:name="P5" style:family="paragraph" style:parent-style-name="Standard" style:list-style-name="L1">
      <style:text-properties officeooo:rsid="000cbb5d" officeooo:paragraph-rsid="000cbb5d"/>
    </style:style>
    <style:style style:name="P6" style:family="paragraph" style:parent-style-name="Standard" style:list-style-name="L2">
      <style:text-properties officeooo:paragraph-rsid="000cbb5d"/>
    </style:style>
    <style:style style:name="P7" style:family="paragraph" style:parent-style-name="Standard" style:list-style-name="L2">
      <style:text-properties officeooo:rsid="000dfaee" officeooo:paragraph-rsid="000dfaee"/>
    </style:style>
    <style:style style:name="P8" style:family="paragraph" style:parent-style-name="Standard">
      <style:text-properties officeooo:rsid="000dfaee" officeooo:paragraph-rsid="000dfaee"/>
    </style:style>
    <style:style style:name="P9" style:family="paragraph" style:parent-style-name="Standard">
      <style:text-properties fo:font-size="16pt" fo:font-weight="bold" officeooo:rsid="0008ec68" officeooo:paragraph-rsid="0008ec68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ff834" officeooo:paragraph-rsid="000ff834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normal" officeooo:rsid="000ff834" officeooo:paragraph-rsid="000ff834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text-properties officeooo:paragraph-rsid="000ff834"/>
    </style:style>
    <style:style style:name="P13" style:family="paragraph" style:parent-style-name="Standard" style:list-style-name="L4">
      <style:text-properties officeooo:rsid="00103e52" officeooo:paragraph-rsid="00103e52"/>
    </style:style>
    <style:style style:name="P14" style:family="paragraph" style:parent-style-name="Standard">
      <style:text-properties officeooo:rsid="00103e52" officeooo:paragraph-rsid="00103e52"/>
    </style:style>
    <style:style style:name="P15" style:family="paragraph" style:parent-style-name="Standard">
      <style:text-properties officeooo:rsid="001043cb" officeooo:paragraph-rsid="001043cb"/>
    </style:style>
    <style:style style:name="P16" style:family="paragraph" style:parent-style-name="Standard" style:list-style-name="L6">
      <style:text-properties officeooo:rsid="001043cb" officeooo:paragraph-rsid="001043cb"/>
    </style:style>
    <style:style style:name="T1" style:family="text">
      <style:text-properties officeooo:rsid="0009b09a"/>
    </style:style>
    <style:style style:name="T2" style:family="text">
      <style:text-properties officeooo:rsid="000b4048"/>
    </style:style>
    <style:style style:name="T3" style:family="text">
      <style:text-properties officeooo:rsid="000cbb5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ff834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03e52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043cb" style:font-size-asian="10.5pt" style:font-weight-asian="normal" style:font-size-complex="12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ructions for px4fmu-v3_6_12_2017</text:p>
      <text:p text:style-name="P1"/>
      <text:list xml:id="list3268557626617502549" text:style-name="L1">
        <text:list-item>
          <text:p text:style-name="P2"><text:span text:style-name="T1">Plug in the pixhawk to the computer through the USB and start QgroundControl. <text:s/>Once it is started click on the gear symbol (settings) and then the firmware button. <text:s/>You will want to load a custom version onto the pixhawk. <text:s/>Navigate to the directory and select the px4fmu-v3_default.px4 file.</text:span></text:p>
        </text:list-item>
        <text:list-item>
          <text:p text:style-name="P3">Basically you will now go down the side bar of buttons and set up the Osprey. <text:s/>Under “Airframe” there will be “Helicopter” and a pull down menu. <text:s/>In the pull down menu will be the “Rotormast Osprey V22”. <text:s/>Select it and then hit the “Apply and Restart” button.</text:p>
        </text:list-item>
        <text:list-item>
          <text:p text:style-name="P3">Radio. <text:s/>You will do the calibration. <text:s/>Just follow the directions and do what it says. <text:s/>One trick I’ve started doing is <text:span text:style-name="T2">right before you set for/aft limits, make sure you center the collective and the nacelle. <text:s/>This will get the trim position set right. Also make sure the throttle and pitch curves are linear and at +/-100%. <text:s/>Set the flap channel to the collective channel. <text:s/>Mine was channel 6. <text:s/>The “Aux 1 RC Passthrough” channel is set to the nacelle channel. <text:s/>Mine was channel 12.</text:span></text:p>
        </text:list-item>
        <text:list-item>
          <text:p text:style-name="P4">Sensors. <text:s/>Just go down the list and follow the directions. <text:s/>I placed the pixhawk on the left side under the wing with the arrow pointing forward which leaves the servo leads at the back. <text:s/>This corresponds to a “Rotation Roll 270”</text:p>
        </text:list-item>
        <text:list-item>
          <text:p text:style-name="P4">Flight modes. <text:s/>This sets up the RC switches to change to different modes. <text:s/>I used channel 17 on mine which is a digital channel on my 18MZ. <text:s/>You want the switch to be in manual or aero mode so set it up on whatever channel and switch you wish to use.</text:p>
        </text:list-item>
        <text:list-item>
          <text:p text:style-name="P5">Power. <text:s/>Use the calculator button and a volt meter to set up the battery display to be more accurate. <text:s/>It is also used to determine when to automatically land so it needs to be fairly accurate. <text:s/>DO NOT use the calibrate ESC. <text:s/>We are not a multirotor...</text:p>
        </text:list-item>
        <text:list-item>
          <text:p text:style-name="P5">Parameters. <text:s/>This is the area that can set a whole bunch of stuff. <text:s/>Use the scroll wheel on the mouse to move up/down the buttons and the text area. <text:s/>I changed the following from default.</text:p>
        </text:list-item>
      </text:list>
      <text:list xml:id="list6584003193695520096" text:style-name="L2">
        <text:list-item>
          <text:list>
            <text:list-item>
              <text:p text:style-name="P6"><text:span text:style-name="T3">PWM Outputs</text:span></text:p>
              <text:list>
                <text:list-item>
                  <text:p text:style-name="P6"><text:span text:style-name="T3">PWM_DISARMED <text:s text:c="2"/>1000us</text:span></text:p>
                </text:list-item>
                <text:list-item>
                  <text:p text:style-name="P6"><text:span text:style-name="T3">PWM_RATE <text:s text:c="2"/>50Hz</text:span></text:p>
                </text:list-item>
              </text:list>
            </text:list-item>
            <text:list-item>
              <text:p text:style-name="P7">Radio Calibration</text:p>
              <text:list>
                <text:list-item>
                  <text:p text:style-name="P7">Just make sure things look like they are set correctly like number of channels, channel selection, trim values, etc.</text:p>
                </text:list-item>
              </text:list>
            </text:list-item>
          </text:list>
        </text:list-item>
      </text:list>
      <text:p text:style-name="P8"/>
      <text:p text:style-name="P10">Setup of servos</text:p>
      <text:p text:style-name="P11"/>
      <text:p text:style-name="P11">This is where we have to mess with a file on the SD card in the pixhawk. <text:s/>This is the tedious part. <text:s/>The file consists of several lines of input. <text:s/>Note that all numbers in the file are integers even though they represent floating point values. <text:s/>Each is divided by 10000 internally to the program. <text:s/>Therefore 10000 / 10000 = 1.0 and 4000 / 10000 = 0.4 <text:s/>My file is shown below…</text:p>
      <text:p text:style-name="P11"/>
      <text:p text:style-name="P11">A: 0 5000 5000 2500 2500 4000 4000</text:p>
      <text:p text:style-name="P11">P: -7000 -3500 0 4500 10000</text:p>
      <text:p text:style-name="P11">Q: -10000 -5000 -2500 0 7000</text:p>
      <text:p text:style-name="P11">X: 0 -10000 1000 <text:s/>10000</text:p>
      <text:p text:style-name="P11">X: 1 -10000 1000 <text:s/>10000</text:p>
      <text:p text:style-name="P11">X: 2 -10000 0 <text:s/>10000</text:p>
      <text:p text:style-name="P11">X: 3 -10000 0 <text:s/>10000</text:p>
      <text:p text:style-name="P11">X: 4 -10000 -200 <text:s/>10000</text:p>
      <text:p text:style-name="P11">X: 5 -10000 -1000 <text:s/>10000</text:p>
      <text:p text:style-name="P11"><text:soft-page-break/>X: 6 -10000 0 <text:s/>10000</text:p>
      <text:p text:style-name="P11">X: 7 -10000 0 <text:s text:c="2"/>9500</text:p>
      <text:p text:style-name="P11"/>
      <text:p text:style-name="P11">A: <text:s/>defines setup mode and the overall volume that each primary control can use.</text:p>
      <text:list xml:id="list5711410815738908840" text:style-name="L4">
        <text:list-item>
          <text:p text:style-name="P12"><text:span text:style-name="T5">The first number is a boolean for setup mode. <text:s/>Setting this to 1 will pass the primary controls directly in</text:span><text:span text:style-name="T6">to the mixer. <text:s/>Use this for initial setup of the vehicle. <text:s/>Setting it to 0 will be how it normally runs and will let the gyros affect the outputs.</text:span></text:p>
        </text:list-item>
        <text:list-item>
          <text:p text:style-name="P13"><text:span text:style-name="T4">Left nacelle for/aft volume</text:span></text:p>
        </text:list-item>
        <text:list-item>
          <text:p text:style-name="P13"><text:span text:style-name="T4">Right nacelle for/aft volume</text:span></text:p>
        </text:list-item>
        <text:list-item>
          <text:p text:style-name="P13"><text:span text:style-name="T4">Left nacelle roll volume</text:span></text:p>
        </text:list-item>
        <text:list-item>
          <text:p text:style-name="P13"><text:span text:style-name="T4">Right nacelle roll volume</text:span></text:p>
        </text:list-item>
        <text:list-item>
          <text:p text:style-name="P13"><text:span text:style-name="T4">Left nacelle collective volume</text:span></text:p>
        </text:list-item>
        <text:list-item>
          <text:p text:style-name="P13"><text:span text:style-name="T4">Right nacelle collective volume</text:span></text:p>
        </text:list-item>
      </text:list>
      <text:p text:style-name="P14"><text:span text:style-name="T4"/></text:p>
      <text:p text:style-name="P14"><text:span text:style-name="T4">P: and Q: are the same. <text:s/>P: is for the left nacelle and Q: is for the right and it is a 5 point collective curve. <text:s/></text:span><text:span text:style-name="T7">Just play around with the numbers to get both nacelles to match pitch values. <text:s/>You will want it to go from -6 to 18 with setup mode on.</text:span></text:p>
      <text:p text:style-name="P14"><text:span text:style-name="T7"/></text:p>
      <text:p text:style-name="P15"><text:span text:style-name="T4">X: defines the min/max and center values for each of the output servos. <text:s/>Use this to set the center offsets and limits as needed. <text:s/>If you need to reverse a servo, just swap the min/max values. <text:s/>Normally the values are -10000 0 10000 would now become 10000 0 -10000.</text:span></text:p>
      <text:list xml:id="list6509520031305853352" text:style-name="L6">
        <text:list-item>
          <text:p text:style-name="P16"><text:span text:style-name="T4">Id number of servo</text:span></text:p>
        </text:list-item>
        <text:list-item>
          <text:p text:style-name="P16"><text:span text:style-name="T4">min value</text:span></text:p>
        </text:list-item>
        <text:list-item>
          <text:p text:style-name="P16"><text:span text:style-name="T4">center value</text:span></text:p>
        </text:list-item>
        <text:list-item>
          <text:p text:style-name="P16"><text:span text:style-name="T4">max value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20:55:21.696486342</meta:creation-date>
    <dc:date>2017-07-12T23:05:52.394245066</dc:date>
    <meta:editing-duration>PT7M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742" meta:character-count="3921" meta:non-whitespace-character-count="3186"/>
  </office:meta>
</office:document-meta>
</file>